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st sur pi 3</text:p>
          </table:table-cell>
          <table:table-cell/>
          <table:table-cell table:style-name="ce1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luster 6 pi</text:p>
          </table:table-cell>
          <table:table-cell office:value-type="string" calcext:value-type="string">
            <text:p>3 pi3</text:p>
          </table:table-cell>
          <table:table-cell office:value-type="string" calcext:value-type="string">
            <text:p>3 pi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(pi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8.21" calcext:value-type="float">
            <text:p>58,21</text:p>
          </table:table-cell>
          <table:table-cell office:value-type="string" calcext:value-type="string">
            <text:p>40.061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581.759" calcext:value-type="float">
            <text:p>581,759</text:p>
          </table:table-cell>
          <table:table-cell table:number-columns-repeated="2"/>
          <table:table-cell office:value-type="float" office:value="577.388" calcext:value-type="float">
            <text:p>577,38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751.3" calcext:value-type="float">
            <text:p>57751,3</text:p>
          </table:table-cell>
          <table:table-cell office:value-type="float" office:value="58185.2" calcext:value-type="float">
            <text:p>58185,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9.487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92.50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arallèle np =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.958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48.042</text:p>
          </table:table-cell>
          <table:table-cell table:number-columns-repeated="2"/>
          <table:table-cell office:value-type="float" office:value="285.318" calcext:value-type="float">
            <text:p>285,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mentaires : arrivé personne de la promo plusieurs sur les p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.482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50.25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.34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55.94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2.22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64.5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8.83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99.70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</table:table>
      <table:table table:name="Feuille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1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.942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.945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.958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.9591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8.0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8.02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0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iexec -n 32 ./convol_paralle Sukhothai_4080x6132.ras 1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60.1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60.33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60.4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160.6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160.65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60.8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60.86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160.93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161.0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161.1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161.1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161.19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161.2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161.3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161.3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161.41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161.43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161.42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61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61.5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161.5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161.72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161.7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161.7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162.23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62.28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162.35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162.43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162.5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64.29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64.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164.528 s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13:34.35994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14:08.475552712</meta:creation-date>
    <dc:date>2017-03-10T09:44:39.489520323</dc:date>
    <meta:editing-duration>PT3H27M3S</meta:editing-duration>
    <meta:editing-cycles>25</meta:editing-cycles>
    <meta:generator>LibreOffice/4.2.8.2$Linux_X86_64 LibreOffice_project/420m0$Build-2</meta:generator>
    <meta:document-statistic meta:table-count="2" meta:cell-count="203" meta:object-count="0"/>
  </office:meta>
</office:document-meta>
</file>